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42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4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4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Agost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97176.53" calcext:value-type="float">
            <text:p>$ 797.176,5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616900" calcext:value-type="float">
            <text:p>$ 616.9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09287.24" calcext:value-type="float">
            <text:p>$ 809.287,2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278430" calcext:value-type="float">
            <text:p>$ 278.43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90687" calcext:value-type="float">
            <text:p>$ 190.68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744410" calcext:value-type="float">
            <text:p>$ 744.410,00</text:p>
          </table:table-cell>
          <table:table-cell table:style-name="ce26" office:value-type="string" calcext:value-type="string">
            <text:p>VTV</text:p>
          </table:table-cell>
          <table:table-cell table:style-name="ce16" office:value-type="float" office:value="39000" calcext:value-type="float">
            <text:p>$ 39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686920" calcext:value-type="float">
            <text:p>$ 686.920,00</text:p>
          </table:table-cell>
          <table:table-cell table:style-name="ce26" office:value-type="string" calcext:value-type="string">
            <text:p>Elementos de Limpieza</text:p>
          </table:table-cell>
          <table:table-cell table:style-name="ce16" office:value-type="float" office:value="37790.74" calcext:value-type="float">
            <text:p>$ 37.790,7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539760" calcext:value-type="float">
            <text:p>$ 539.760,00</text:p>
          </table:table-cell>
          <table:table-cell table:style-name="ce26" office:value-type="string" calcext:value-type="string">
            <text:p>Lamparas</text:p>
          </table:table-cell>
          <table:table-cell table:style-name="ce16" office:value-type="float" office:value="21067" calcext:value-type="float">
            <text:p>$ 21.06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38080" calcext:value-type="float">
            <text:p>$ 38.08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188750.69" calcext:value-type="float">
            <text:p>$ 188.750,6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73000" calcext:value-type="float">
            <text:p>$ 473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904500" calcext:value-type="float">
            <text:p>$ 2.904.50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56000" calcext:value-type="float">
            <text:p>$ 15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21735" calcext:value-type="float">
            <text:p>$ 21.73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Leña</text:p>
          </table:table-cell>
          <table:table-cell table:style-name="ce16" office:value-type="float" office:value="185000" calcext:value-type="float">
            <text:p>$ 18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312000" calcext:value-type="float">
            <text:p>$ 31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350000" calcext:value-type="float">
            <text:p>$ 1.35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290450" calcext:value-type="float">
            <text:p>$ 290.45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2]+[.C18]" office:value-type="float" office:value="4254500" calcext:value-type="float">
            <text:p>$ 4.254.50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2])" office:value-type="float" office:value="3821944.2" calcext:value-type="float">
            <text:p>$ 3.821.944,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4]-[.E24]" office:value-type="float" office:value="432555.8" calcext:value-type="float">
            <text:p>$ 432.555,8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$ 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7">
      <number:day/>
      <number:text>-</number:text>
      <number:month number:textual="true"/>
      <number:text>-</number:text>
      <number:year/>
    </number:date-style>
    <number:date-style style:name="N136">
      <number:month/>
      <number:text>/</number:text>
      <number:day/>
      <number:text>/</number:text>
      <number:year number:style="long"/>
    </number:date-style>
    <number:time-style style:name="N135">
      <number:hours/>
      <number:text>:</number:text>
      <number:minute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15">
      <number:hours/>
      <number:text>:</number:text>
      <number:minute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9-06T17:56:55.739043529</dc:date>
    <meta:editing-cycles>107</meta:editing-cycles>
    <meta:editing-duration>PT8H21M59S</meta:editing-duration>
    <meta:generator>LibreOffice/7.3.7.2$Linux_X86_64 LibreOffice_project/30$Build-2</meta:generator>
    <meta:print-date>2025-07-08T09:10:12.255517720</meta:print-date>
    <meta:document-statistic meta:table-count="1" meta:cell-count="5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